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1350000000000002in"/>
    </style:style>
    <style:style style:name="ta1co2" style:family="table-column">
      <style:table-column-properties fo:break-before="auto" style:column-width="1.06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06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/grid_2_2.plog</text:p>
          </table:table-cell>
          <table:table-cell office:value-type="float" office:value="0.098720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91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>
          <table:table-cell office:value-type="string">
            <text:p>./grid_3_2.plog</text:p>
          </table:table-cell>
          <table:table-cell office:value-type="float" office:value="0.11898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48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</table:table-row>
        <table:table-row table:style-name="ro1">
          <table:table-cell office:value-type="string">
            <text:p>./grid_3_3.plog</text:p>
          </table:table-cell>
          <table:table-cell office:value-type="float" office:value="0.17195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3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7271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</table:table-row>
        <table:table-row table:style-name="ro1">
          <table:table-cell office:value-type="string">
            <text:p>./grid_4_2.plog</text:p>
          </table:table-cell>
          <table:table-cell office:value-type="float" office:value="0.118767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5293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</table:table-row>
        <table:table-row table:style-name="ro1">
          <table:table-cell office:value-type="string">
            <text:p>./grid_4_3.plog</text:p>
          </table:table-cell>
          <table:table-cell office:value-type="float" office:value="0.50080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48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2531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</table:table-row>
        <table:table-row table:style-name="ro1">
          <table:table-cell office:value-type="string">
            <text:p>./grid_4_4.plog</text:p>
          </table:table-cell>
          <table:table-cell office:value-type="float" office:value="8.3706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48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4531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</table:table-row>
        <table:table-row table:style-name="ro1">
          <table:table-cell office:value-type="string">
            <text:p>./grid_5_2.plog</text:p>
          </table:table-cell>
          <table:table-cell office:value-type="float" office:value="0.18970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50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26686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</table:table-row>
        <table:table-row table:style-name="ro1">
          <table:table-cell office:value-type="string">
            <text:p>./grid_5_3.plog</text:p>
          </table:table-cell>
          <table:table-cell office:value-type="float" office:value="4.0952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4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64967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</table:table-row>
        <table:table-row table:style-name="ro1">
          <table:table-cell office:value-type="string">
            <text:p>./grid_5_4.plog</text:p>
          </table:table-cell>
          <table:table-cell office:value-type="float" office:value="162.49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62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297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</table:table-row>
        <table:table-row table:style-name="ro1">
          <table:table-cell office:value-type="string">
            <text:p>./grid_5_5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772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</table:table-row>
        <table:table-row table:style-name="ro1">
          <table:table-cell office:value-type="string">
            <text:p>./grid_6_2.plog</text:p>
          </table:table-cell>
          <table:table-cell office:value-type="float" office:value="0.60719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49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797162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</table:table-row>
        <table:table-row table:style-name="ro1">
          <table:table-cell office:value-type="string">
            <text:p>./grid_6_3.plog</text:p>
          </table:table-cell>
          <table:table-cell office:value-type="float" office:value="37.888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6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54948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</table:table-row>
        <table:table-row table:style-name="ro1">
          <table:table-cell office:value-type="string">
            <text:p>./grid_6_4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762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</table:table-row>
        <table:table-row table:style-name="ro1">
          <table:table-cell office:value-type="string">
            <text:p>./grid_6_5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773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</table:table-row>
        <table:table-row table:style-name="ro1">
          <table:table-cell office:value-type="string">
            <text:p>./grid_6_6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78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</table:table-row>
        <table:table-row table:style-name="ro1">
          <table:table-cell office:value-type="string">
            <text:p>./grid_7_2.plog</text:p>
          </table:table-cell>
          <table:table-cell office:value-type="float" office:value="1.9348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49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765275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</table:table-row>
        <table:table-row table:style-name="ro1">
          <table:table-cell office:value-type="string">
            <text:p>./grid_7_3.plog</text:p>
          </table:table-cell>
          <table:table-cell office:value-type="float" office:value="349.13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61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42585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</table:table-row>
        <table:table-row table:style-name="ro1">
          <table:table-cell office:value-type="string">
            <text:p>./grid_7_4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774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</table:table-row>
        <table:table-row table:style-name="ro1">
          <table:table-cell office:value-type="string">
            <text:p>./grid_7_5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775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</table:table-row>
        <table:table-row table:style-name="ro1">
          <table:table-cell office:value-type="string">
            <text:p>./grid_7_6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80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</table:table-row>
        <table:table-row table:style-name="ro1">
          <table:table-cell office:value-type="string">
            <text:p>./grid_7_7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799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</table:table-row>
        <table:table-row table:style-name="ro1">
          <table:table-cell office:value-type="string">
            <text:p>./grid_8_2.plog</text:p>
          </table:table-cell>
          <table:table-cell office:value-type="float" office:value="8.45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4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731794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</table:table-row>
        <table:table-row table:style-name="ro1">
          <table:table-cell office:value-type="string">
            <text:p>./grid_8_3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761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</table:table-row>
        <table:table-row table:style-name="ro1">
          <table:table-cell office:value-type="string">
            <text:p>./grid_8_4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774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</table:table-row>
        <table:table-row table:style-name="ro1">
          <table:table-cell office:value-type="string">
            <text:p>./grid_8_5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79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</table:table-row>
        <table:table-row table:style-name="ro1">
          <table:table-cell office:value-type="string">
            <text:p>./grid_8_6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801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IN([.$L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EDIAN([.$L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  <table:table-cell table:formula="of:=MAX([.$L28])" office:value-type="float"/>
        </table:table-row>
        <table:table-row table:style-name="ro1">
          <table:table-cell office:value-type="string">
            <text:p>./grid_8_7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812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IN([.$L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EDIAN([.$L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  <table:table-cell table:formula="of:=MAX([.$L29])" office:value-type="float"/>
        </table:table-row>
        <table:table-row table:style-name="ro1">
          <table:table-cell office:value-type="string">
            <text:p>./grid_8_8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83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IN([.$L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EDIAN([.$L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  <table:table-cell table:formula="of:=MAX([.$L30])" office:value-type="float"/>
        </table:table-row>
        <table:table-row table:style-name="ro1">
          <table:table-cell office:value-type="string">
            <text:p>./grid_9_2.plog</text:p>
          </table:table-cell>
          <table:table-cell office:value-type="float" office:value="39.012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49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697357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IN([.$L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EDIAN([.$L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  <table:table-cell table:formula="of:=MAX([.$L31])" office:value-type="float"/>
        </table:table-row>
        <table:table-row table:style-name="ro1">
          <table:table-cell office:value-type="string">
            <text:p>./grid_9_3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774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IN([.$L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EDIAN([.$L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  <table:table-cell table:formula="of:=MAX([.$L32])" office:value-type="float"/>
        </table:table-row>
        <table:table-row table:style-name="ro1">
          <table:table-cell office:value-type="string">
            <text:p>./grid_9_4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78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IN([.$L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EDIAN([.$L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  <table:table-cell table:formula="of:=MAX([.$L33])" office:value-type="float"/>
        </table:table-row>
        <table:table-row table:style-name="ro1">
          <table:table-cell office:value-type="string">
            <text:p>./grid_9_5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799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IN([.$L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EDIAN([.$L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  <table:table-cell table:formula="of:=MAX([.$L34])" office:value-type="float"/>
        </table:table-row>
        <table:table-row table:style-name="ro1">
          <table:table-cell office:value-type="string">
            <text:p>./grid_9_6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81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IN([.$L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EDIAN([.$L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  <table:table-cell table:formula="of:=MAX([.$L35])" office:value-type="float"/>
        </table:table-row>
        <table:table-row table:style-name="ro1">
          <table:table-cell office:value-type="string">
            <text:p>./grid_9_8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842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IN([.$L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EDIAN([.$L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  <table:table-cell table:formula="of:=MAX([.$L36])" office:value-type="float"/>
        </table:table-row>
        <table:table-row table:style-name="ro1">
          <table:table-cell office:value-type="string">
            <text:p>./grid_9_9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855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IN([.$L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EDIAN([.$L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  <table:table-cell table:formula="of:=MAX([.$L3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7])" office:value-type="float"/>
          <table:table-cell table:formula="of:=SUM([.C3:.C37])" office:value-type="float"/>
          <table:table-cell table:formula="of:=SUM([.D3:.D37])" office:value-type="float"/>
          <table:table-cell table:formula="of:=SUM([.E3:.E37])" office:value-type="float"/>
          <table:table-cell table:formula="of:=SUM([.F3:.F37])" office:value-type="float"/>
          <table:table-cell table:formula="of:=SUM([.G3:.G37])" office:value-type="float"/>
          <table:table-cell table:formula="of:=SUM([.H3:.H37])" office:value-type="float"/>
          <table:table-cell table:formula="of:=SUM([.I3:.I37])" office:value-type="float"/>
          <table:table-cell table:formula="of:=SUM([.J3:.J37])" office:value-type="float"/>
          <table:table-cell table:formula="of:=SUM([.K3:.K37])" office:value-type="float"/>
          <table:table-cell table:formula="of:=SUM([.L3:.L37])" office:value-type="float"/>
          <table:table-cell table:formula="of:=SUM([.M3:.M37])" office:value-type="float"/>
          <table:table-cell table:formula="of:=SUM([.N3:.N37])" office:value-type="float"/>
          <table:table-cell table:formula="of:=SUM([.O3:.O37])" office:value-type="float"/>
          <table:table-cell table:formula="of:=SUM([.P3:.P37])" office:value-type="float"/>
          <table:table-cell table:formula="of:=SUM([.Q3:.Q37])" office:value-type="float"/>
          <table:table-cell table:formula="of:=SUM([.R3:.R37])" office:value-type="float"/>
          <table:table-cell table:formula="of:=SUM([.S3:.S37])" office:value-type="float"/>
          <table:table-cell table:formula="of:=SUM([.T3:.T37])" office:value-type="float"/>
          <table:table-cell table:formula="of:=SUM([.U3:.U37])" office:value-type="float"/>
          <table:table-cell table:formula="of:=SUM([.V3:.V37])" office:value-type="float"/>
          <table:table-cell table:formula="of:=SUM([.W3:.W37])" office:value-type="float"/>
          <table:table-cell table:formula="of:=SUM([.X3:.X37])" office:value-type="float"/>
          <table:table-cell table:formula="of:=SUM([.Y3:.Y37])" office:value-type="float"/>
          <table:table-cell table:formula="of:=SUM([.Z3:.Z37])" office:value-type="float"/>
          <table:table-cell table:formula="of:=SUM([.AA3:.AA37])" office:value-type="float"/>
          <table:table-cell table:formula="of:=SUM([.AB3:.AB37])" office:value-type="float"/>
          <table:table-cell table:formula="of:=SUM([.AC3:.AC37])" office:value-type="float"/>
          <table:table-cell table:formula="of:=SUM([.AD3:.AD37])" office:value-type="float"/>
          <table:table-cell table:formula="of:=SUM([.AE3:.AE37])" office:value-type="float"/>
          <table:table-cell table:formula="of:=SUM([.AF3:.AF37])" office:value-type="float"/>
          <table:table-cell table:formula="of:=SUM([.AG3:.AG37])" office:value-type="float"/>
          <table:table-cell table:formula="of:=SUM([.AH3:.AH37])" office:value-type="float"/>
          <table:table-cell table:formula="of:=SUM([.AI3:.AI37])" office:value-type="float"/>
          <table:table-cell table:formula="of:=SUM([.AJ3:.AJ37])" office:value-type="float"/>
          <table:table-cell table:formula="of:=SUM([.AK3:.AK37])" office:value-type="float"/>
          <table:table-cell table:formula="of:=SUM([.AL3:.AL37])" office:value-type="float"/>
          <table:table-cell table:formula="of:=SUM([.AM3:.AM37])" office:value-type="float"/>
          <table:table-cell table:formula="of:=SUM([.AN3:.AN37])" office:value-type="float"/>
          <table:table-cell table:formula="of:=SUM([.AO3:.AO37])" office:value-type="float"/>
          <table:table-cell table:formula="of:=SUM([.AP3:.AP37])" office:value-type="float"/>
          <table:table-cell table:formula="of:=SUM([.AQ3:.AQ37])" office:value-type="float"/>
          <table:table-cell table:formula="of:=SUM([.AR3:.AR37])" office:value-type="float"/>
          <table:table-cell table:formula="of:=SUM([.AS3:.AS3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7])" office:value-type="float"/>
          <table:table-cell table:formula="of:=AVERAGE([.C3:.C37])" office:value-type="float"/>
          <table:table-cell table:formula="of:=AVERAGE([.D3:.D37])" office:value-type="float"/>
          <table:table-cell table:formula="of:=AVERAGE([.E3:.E37])" office:value-type="float"/>
          <table:table-cell table:formula="of:=AVERAGE([.F3:.F37])" office:value-type="float"/>
          <table:table-cell table:formula="of:=AVERAGE([.G3:.G37])" office:value-type="float"/>
          <table:table-cell table:formula="of:=AVERAGE([.H3:.H37])" office:value-type="float"/>
          <table:table-cell table:formula="of:=AVERAGE([.I3:.I37])" office:value-type="float"/>
          <table:table-cell table:formula="of:=AVERAGE([.J3:.J37])" office:value-type="float"/>
          <table:table-cell table:formula="of:=AVERAGE([.K3:.K37])" office:value-type="float"/>
          <table:table-cell table:formula="of:=AVERAGE([.L3:.L37])" office:value-type="float"/>
          <table:table-cell table:formula="of:=AVERAGE([.M3:.M37])" office:value-type="float"/>
          <table:table-cell table:formula="of:=AVERAGE([.N3:.N37])" office:value-type="float"/>
          <table:table-cell table:formula="of:=AVERAGE([.O3:.O37])" office:value-type="float"/>
          <table:table-cell table:formula="of:=AVERAGE([.P3:.P37])" office:value-type="float"/>
          <table:table-cell table:formula="of:=AVERAGE([.Q3:.Q37])" office:value-type="float"/>
          <table:table-cell table:formula="of:=AVERAGE([.R3:.R37])" office:value-type="float"/>
          <table:table-cell table:formula="of:=AVERAGE([.S3:.S37])" office:value-type="float"/>
          <table:table-cell table:formula="of:=AVERAGE([.T3:.T37])" office:value-type="float"/>
          <table:table-cell table:formula="of:=AVERAGE([.U3:.U37])" office:value-type="float"/>
          <table:table-cell table:formula="of:=AVERAGE([.V3:.V37])" office:value-type="float"/>
          <table:table-cell table:formula="of:=AVERAGE([.W3:.W37])" office:value-type="float"/>
          <table:table-cell table:formula="of:=AVERAGE([.X3:.X37])" office:value-type="float"/>
          <table:table-cell table:formula="of:=AVERAGE([.Y3:.Y37])" office:value-type="float"/>
          <table:table-cell table:formula="of:=AVERAGE([.Z3:.Z37])" office:value-type="float"/>
          <table:table-cell table:formula="of:=AVERAGE([.AA3:.AA37])" office:value-type="float"/>
          <table:table-cell table:formula="of:=AVERAGE([.AB3:.AB37])" office:value-type="float"/>
          <table:table-cell table:formula="of:=AVERAGE([.AC3:.AC37])" office:value-type="float"/>
          <table:table-cell table:formula="of:=AVERAGE([.AD3:.AD37])" office:value-type="float"/>
          <table:table-cell table:formula="of:=AVERAGE([.AE3:.AE37])" office:value-type="float"/>
          <table:table-cell table:formula="of:=AVERAGE([.AF3:.AF37])" office:value-type="float"/>
          <table:table-cell table:formula="of:=AVERAGE([.AG3:.AG37])" office:value-type="float"/>
          <table:table-cell table:formula="of:=AVERAGE([.AH3:.AH37])" office:value-type="float"/>
          <table:table-cell table:formula="of:=AVERAGE([.AI3:.AI37])" office:value-type="float"/>
          <table:table-cell table:formula="of:=AVERAGE([.AJ3:.AJ37])" office:value-type="float"/>
          <table:table-cell table:formula="of:=AVERAGE([.AK3:.AK37])" office:value-type="float"/>
          <table:table-cell table:formula="of:=AVERAGE([.AL3:.AL37])" office:value-type="float"/>
          <table:table-cell table:formula="of:=AVERAGE([.AM3:.AM37])" office:value-type="float"/>
          <table:table-cell table:formula="of:=AVERAGE([.AN3:.AN37])" office:value-type="float"/>
          <table:table-cell table:formula="of:=AVERAGE([.AO3:.AO37])" office:value-type="float"/>
          <table:table-cell table:formula="of:=AVERAGE([.AP3:.AP37])" office:value-type="float"/>
          <table:table-cell table:formula="of:=AVERAGE([.AQ3:.AQ37])" office:value-type="float"/>
          <table:table-cell table:formula="of:=AVERAGE([.AR3:.AR37])" office:value-type="float"/>
          <table:table-cell table:formula="of:=AVERAGE([.AS3:.AS3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7])" office:value-type="float"/>
          <table:table-cell table:formula="of:=STDEV([.C3:.C37])" office:value-type="float"/>
          <table:table-cell table:formula="of:=STDEV([.D3:.D37])" office:value-type="float"/>
          <table:table-cell table:formula="of:=STDEV([.E3:.E37])" office:value-type="float"/>
          <table:table-cell table:formula="of:=STDEV([.F3:.F37])" office:value-type="float"/>
          <table:table-cell table:formula="of:=STDEV([.G3:.G37])" office:value-type="float"/>
          <table:table-cell table:formula="of:=STDEV([.H3:.H37])" office:value-type="float"/>
          <table:table-cell table:formula="of:=STDEV([.I3:.I37])" office:value-type="float"/>
          <table:table-cell table:formula="of:=STDEV([.J3:.J37])" office:value-type="float"/>
          <table:table-cell table:formula="of:=STDEV([.K3:.K37])" office:value-type="float"/>
          <table:table-cell table:formula="of:=STDEV([.L3:.L37])" office:value-type="float"/>
          <table:table-cell table:formula="of:=STDEV([.M3:.M37])" office:value-type="float"/>
          <table:table-cell table:formula="of:=STDEV([.N3:.N37])" office:value-type="float"/>
          <table:table-cell table:formula="of:=STDEV([.O3:.O37])" office:value-type="float"/>
          <table:table-cell table:formula="of:=STDEV([.P3:.P37])" office:value-type="float"/>
          <table:table-cell table:formula="of:=STDEV([.Q3:.Q37])" office:value-type="float"/>
          <table:table-cell table:formula="of:=STDEV([.R3:.R37])" office:value-type="float"/>
          <table:table-cell table:formula="of:=STDEV([.S3:.S37])" office:value-type="float"/>
          <table:table-cell table:formula="of:=STDEV([.T3:.T37])" office:value-type="float"/>
          <table:table-cell table:formula="of:=STDEV([.U3:.U37])" office:value-type="float"/>
          <table:table-cell table:formula="of:=STDEV([.V3:.V37])" office:value-type="float"/>
          <table:table-cell table:formula="of:=STDEV([.W3:.W37])" office:value-type="float"/>
          <table:table-cell table:formula="of:=STDEV([.X3:.X37])" office:value-type="float"/>
          <table:table-cell table:formula="of:=STDEV([.Y3:.Y37])" office:value-type="float"/>
          <table:table-cell table:formula="of:=STDEV([.Z3:.Z37])" office:value-type="float"/>
          <table:table-cell table:formula="of:=STDEV([.AA3:.AA37])" office:value-type="float"/>
          <table:table-cell table:formula="of:=STDEV([.AB3:.AB37])" office:value-type="float"/>
          <table:table-cell table:formula="of:=STDEV([.AC3:.AC37])" office:value-type="float"/>
          <table:table-cell table:formula="of:=STDEV([.AD3:.AD37])" office:value-type="float"/>
          <table:table-cell table:formula="of:=STDEV([.AE3:.AE37])" office:value-type="float"/>
          <table:table-cell table:formula="of:=STDEV([.AF3:.AF37])" office:value-type="float"/>
          <table:table-cell table:formula="of:=STDEV([.AG3:.AG37])" office:value-type="float"/>
          <table:table-cell table:formula="of:=STDEV([.AH3:.AH37])" office:value-type="float"/>
          <table:table-cell table:formula="of:=STDEV([.AI3:.AI37])" office:value-type="float"/>
          <table:table-cell table:formula="of:=STDEV([.AJ3:.AJ37])" office:value-type="float"/>
          <table:table-cell table:formula="of:=STDEV([.AK3:.AK37])" office:value-type="float"/>
          <table:table-cell table:formula="of:=STDEV([.AL3:.AL37])" office:value-type="float"/>
          <table:table-cell table:formula="of:=STDEV([.AM3:.AM37])" office:value-type="float"/>
          <table:table-cell table:formula="of:=STDEV([.AN3:.AN37])" office:value-type="float"/>
          <table:table-cell table:formula="of:=STDEV([.AO3:.AO37])" office:value-type="float"/>
          <table:table-cell table:formula="of:=STDEV([.AP3:.AP37])" office:value-type="float"/>
          <table:table-cell table:formula="of:=STDEV([.AQ3:.AQ37])" office:value-type="float"/>
          <table:table-cell table:formula="of:=STDEV([.AR3:.AR37])" office:value-type="float"/>
          <table:table-cell table:formula="of:=STDEV([.AS3:.AS3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7]-[.$M3:.$M37])^2)^0.5" office:value-type="float"/>
          <table:table-cell table:number-matrix-columns-spanned="1" table:number-matrix-rows-spanned="1" table:formula="of:=SUM(([.C3:.C37]-[.$N3:.$N37])^2)^0.5" office:value-type="float"/>
          <table:table-cell table:number-matrix-columns-spanned="1" table:number-matrix-rows-spanned="1" table:formula="of:=SUM(([.D3:.D37]-[.$O3:.$O37])^2)^0.5" office:value-type="float"/>
          <table:table-cell table:number-matrix-columns-spanned="1" table:number-matrix-rows-spanned="1" table:formula="of:=SUM(([.E3:.E37]-[.$P3:.$P37])^2)^0.5" office:value-type="float"/>
          <table:table-cell table:number-matrix-columns-spanned="1" table:number-matrix-rows-spanned="1" table:formula="of:=SUM(([.F3:.F37]-[.$Q3:.$Q37])^2)^0.5" office:value-type="float"/>
          <table:table-cell table:number-matrix-columns-spanned="1" table:number-matrix-rows-spanned="1" table:formula="of:=SUM(([.G3:.G37]-[.$R3:.$R37])^2)^0.5" office:value-type="float"/>
          <table:table-cell table:number-matrix-columns-spanned="1" table:number-matrix-rows-spanned="1" table:formula="of:=SUM(([.H3:.H37]-[.$S3:.$S37])^2)^0.5" office:value-type="float"/>
          <table:table-cell table:number-matrix-columns-spanned="1" table:number-matrix-rows-spanned="1" table:formula="of:=SUM(([.I3:.I37]-[.$T3:.$T37])^2)^0.5" office:value-type="float"/>
          <table:table-cell table:number-matrix-columns-spanned="1" table:number-matrix-rows-spanned="1" table:formula="of:=SUM(([.J3:.J37]-[.$U3:.$U37])^2)^0.5" office:value-type="float"/>
          <table:table-cell table:number-matrix-columns-spanned="1" table:number-matrix-rows-spanned="1" table:formula="of:=SUM(([.K3:.K37]-[.$V3:.$V37])^2)^0.5" office:value-type="float"/>
          <table:table-cell table:number-matrix-columns-spanned="1" table:number-matrix-rows-spanned="1" table:formula="of:=SUM(([.L3:.L37]-[.$W3:.$W3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7]=[.$M3:.$M37])" office:value-type="float"/>
          <table:table-cell table:number-matrix-columns-spanned="1" table:number-matrix-rows-spanned="1" table:formula="of:=SUM([.C3:.C37]=[.$N3:.$N37])" office:value-type="float"/>
          <table:table-cell table:number-matrix-columns-spanned="1" table:number-matrix-rows-spanned="1" table:formula="of:=SUM([.D3:.D37]=[.$O3:.$O37])" office:value-type="float"/>
          <table:table-cell table:number-matrix-columns-spanned="1" table:number-matrix-rows-spanned="1" table:formula="of:=SUM([.E3:.E37]=[.$P3:.$P37])" office:value-type="float"/>
          <table:table-cell table:number-matrix-columns-spanned="1" table:number-matrix-rows-spanned="1" table:formula="of:=SUM([.F3:.F37]=[.$Q3:.$Q37])" office:value-type="float"/>
          <table:table-cell table:number-matrix-columns-spanned="1" table:number-matrix-rows-spanned="1" table:formula="of:=SUM([.G3:.G37]=[.$R3:.$R37])" office:value-type="float"/>
          <table:table-cell table:number-matrix-columns-spanned="1" table:number-matrix-rows-spanned="1" table:formula="of:=SUM([.H3:.H37]=[.$S3:.$S37])" office:value-type="float"/>
          <table:table-cell table:number-matrix-columns-spanned="1" table:number-matrix-rows-spanned="1" table:formula="of:=SUM([.I3:.I37]=[.$T3:.$T37])" office:value-type="float"/>
          <table:table-cell table:number-matrix-columns-spanned="1" table:number-matrix-rows-spanned="1" table:formula="of:=SUM([.J3:.J37]=[.$U3:.$U37])" office:value-type="float"/>
          <table:table-cell table:number-matrix-columns-spanned="1" table:number-matrix-rows-spanned="1" table:formula="of:=SUM([.K3:.K37]=[.$V3:.$V37])" office:value-type="float"/>
          <table:table-cell table:number-matrix-columns-spanned="1" table:number-matrix-rows-spanned="1" table:formula="of:=SUM([.L3:.L37]=[.$W3:.$W3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7]&lt;[.$X3:.$X37])" office:value-type="float"/>
          <table:table-cell table:number-matrix-columns-spanned="1" table:number-matrix-rows-spanned="1" table:formula="of:=SUM([.C3:.C37]&lt;[.$Y3:.$Y37])" office:value-type="float"/>
          <table:table-cell table:number-matrix-columns-spanned="1" table:number-matrix-rows-spanned="1" table:formula="of:=SUM([.D3:.D37]&lt;[.$Z3:.$Z37])" office:value-type="float"/>
          <table:table-cell table:number-matrix-columns-spanned="1" table:number-matrix-rows-spanned="1" table:formula="of:=SUM([.E3:.E37]&lt;[.$AA3:.$AA37])" office:value-type="float"/>
          <table:table-cell table:number-matrix-columns-spanned="1" table:number-matrix-rows-spanned="1" table:formula="of:=SUM([.F3:.F37]&lt;[.$AB3:.$AB37])" office:value-type="float"/>
          <table:table-cell table:number-matrix-columns-spanned="1" table:number-matrix-rows-spanned="1" table:formula="of:=SUM([.G3:.G37]&lt;[.$AC3:.$AC37])" office:value-type="float"/>
          <table:table-cell table:number-matrix-columns-spanned="1" table:number-matrix-rows-spanned="1" table:formula="of:=SUM([.H3:.H37]&lt;[.$AD3:.$AD37])" office:value-type="float"/>
          <table:table-cell table:number-matrix-columns-spanned="1" table:number-matrix-rows-spanned="1" table:formula="of:=SUM([.I3:.I37]&lt;[.$AE3:.$AE37])" office:value-type="float"/>
          <table:table-cell table:number-matrix-columns-spanned="1" table:number-matrix-rows-spanned="1" table:formula="of:=SUM([.J3:.J37]&lt;[.$AF3:.$AF37])" office:value-type="float"/>
          <table:table-cell table:number-matrix-columns-spanned="1" table:number-matrix-rows-spanned="1" table:formula="of:=SUM([.K3:.K37]&lt;[.$AG3:.$AG37])" office:value-type="float"/>
          <table:table-cell table:number-matrix-columns-spanned="1" table:number-matrix-rows-spanned="1" table:formula="of:=SUM([.L3:.L37]&lt;[.$AH3:.$AH3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7]&gt;[.$X3:.$X37])" office:value-type="float"/>
          <table:table-cell table:number-matrix-columns-spanned="1" table:number-matrix-rows-spanned="1" table:formula="of:=SUM([.C3:.C37]&gt;[.$Y3:.$Y37])" office:value-type="float"/>
          <table:table-cell table:number-matrix-columns-spanned="1" table:number-matrix-rows-spanned="1" table:formula="of:=SUM([.D3:.D37]&gt;[.$Z3:.$Z37])" office:value-type="float"/>
          <table:table-cell table:number-matrix-columns-spanned="1" table:number-matrix-rows-spanned="1" table:formula="of:=SUM([.E3:.E37]&gt;[.$AA3:.$AA37])" office:value-type="float"/>
          <table:table-cell table:number-matrix-columns-spanned="1" table:number-matrix-rows-spanned="1" table:formula="of:=SUM([.F3:.F37]&gt;[.$AB3:.$AB37])" office:value-type="float"/>
          <table:table-cell table:number-matrix-columns-spanned="1" table:number-matrix-rows-spanned="1" table:formula="of:=SUM([.G3:.G37]&gt;[.$AC3:.$AC37])" office:value-type="float"/>
          <table:table-cell table:number-matrix-columns-spanned="1" table:number-matrix-rows-spanned="1" table:formula="of:=SUM([.H3:.H37]&gt;[.$AD3:.$AD37])" office:value-type="float"/>
          <table:table-cell table:number-matrix-columns-spanned="1" table:number-matrix-rows-spanned="1" table:formula="of:=SUM([.I3:.I37]&gt;[.$AE3:.$AE37])" office:value-type="float"/>
          <table:table-cell table:number-matrix-columns-spanned="1" table:number-matrix-rows-spanned="1" table:formula="of:=SUM([.J3:.J37]&gt;[.$AF3:.$AF37])" office:value-type="float"/>
          <table:table-cell table:number-matrix-columns-spanned="1" table:number-matrix-rows-spanned="1" table:formula="of:=SUM([.K3:.K37]&gt;[.$AG3:.$AG37])" office:value-type="float"/>
          <table:table-cell table:number-matrix-columns-spanned="1" table:number-matrix-rows-spanned="1" table:formula="of:=SUM([.L3:.L37]&gt;[.$AH3:.$AH3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7]=[.$AI3:.$AI37])" office:value-type="float"/>
          <table:table-cell table:number-matrix-columns-spanned="1" table:number-matrix-rows-spanned="1" table:formula="of:=SUM([.C3:.C37]=[.$AJ3:.$AJ37])" office:value-type="float"/>
          <table:table-cell table:number-matrix-columns-spanned="1" table:number-matrix-rows-spanned="1" table:formula="of:=SUM([.D3:.D37]=[.$AK3:.$AK37])" office:value-type="float"/>
          <table:table-cell table:number-matrix-columns-spanned="1" table:number-matrix-rows-spanned="1" table:formula="of:=SUM([.E3:.E37]=[.$AL3:.$AL37])" office:value-type="float"/>
          <table:table-cell table:number-matrix-columns-spanned="1" table:number-matrix-rows-spanned="1" table:formula="of:=SUM([.F3:.F37]=[.$AM3:.$AM37])" office:value-type="float"/>
          <table:table-cell table:number-matrix-columns-spanned="1" table:number-matrix-rows-spanned="1" table:formula="of:=SUM([.G3:.G37]=[.$AN3:.$AN37])" office:value-type="float"/>
          <table:table-cell table:number-matrix-columns-spanned="1" table:number-matrix-rows-spanned="1" table:formula="of:=SUM([.H3:.H37]=[.$AO3:.$AO37])" office:value-type="float"/>
          <table:table-cell table:number-matrix-columns-spanned="1" table:number-matrix-rows-spanned="1" table:formula="of:=SUM([.I3:.I37]=[.$AP3:.$AP37])" office:value-type="float"/>
          <table:table-cell table:number-matrix-columns-spanned="1" table:number-matrix-rows-spanned="1" table:formula="of:=SUM([.J3:.J37]=[.$AQ3:.$AQ37])" office:value-type="float"/>
          <table:table-cell table:number-matrix-columns-spanned="1" table:number-matrix-rows-spanned="1" table:formula="of:=SUM([.K3:.K37]=[.$AR3:.$AR37])" office:value-type="float"/>
          <table:table-cell table:number-matrix-columns-spanned="1" table:number-matrix-rows-spanned="1" table:formula="of:=SUM([.L3:.L37]=[.$AS3:.$AS3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7])" office:value-type="float"/>
          <table:table-cell table:formula="of:=AVERAGE([Instances.C3:Instances.C37])" office:value-type="float"/>
          <table:table-cell table:formula="of:=AVERAGE([Instances.D3:Instances.D37])" office:value-type="float"/>
          <table:table-cell table:formula="of:=AVERAGE([Instances.E3:Instances.E37])" office:value-type="float"/>
          <table:table-cell table:formula="of:=SUM([Instances.F3:Instances.F37])" office:value-type="float"/>
          <table:table-cell table:formula="of:=AVERAGE([Instances.G3:Instances.G37])" office:value-type="float"/>
          <table:table-cell table:formula="of:=AVERAGE([Instances.H3:Instances.H37])" office:value-type="float"/>
          <table:table-cell table:formula="of:=AVERAGE([Instances.I3:Instances.I37])" office:value-type="float"/>
          <table:table-cell table:formula="of:=AVERAGE([Instances.J3:Instances.J37])" office:value-type="float"/>
          <table:table-cell table:formula="of:=AVERAGE([Instances.K3:Instances.K37])" office:value-type="float"/>
          <table:table-cell table:formula="of:=AVERAGE([Instances.L3:Instances.L3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M3:.$M3])^2)^0.5" office:value-type="float"/>
          <table:table-cell table:number-matrix-columns-spanned="1" table:number-matrix-rows-spanned="1" table:formula="of:=SUM(([.C3:.C3]-[.$N3:.$N3])^2)^0.5" office:value-type="float"/>
          <table:table-cell table:number-matrix-columns-spanned="1" table:number-matrix-rows-spanned="1" table:formula="of:=SUM(([.D3:.D3]-[.$O3:.$O3])^2)^0.5" office:value-type="float"/>
          <table:table-cell table:number-matrix-columns-spanned="1" table:number-matrix-rows-spanned="1" table:formula="of:=SUM(([.E3:.E3]-[.$P3:.$P3])^2)^0.5" office:value-type="float"/>
          <table:table-cell table:number-matrix-columns-spanned="1" table:number-matrix-rows-spanned="1" table:formula="of:=SUM(([.F3:.F3]-[.$Q3:.$Q3])^2)^0.5" office:value-type="float"/>
          <table:table-cell table:number-matrix-columns-spanned="1" table:number-matrix-rows-spanned="1" table:formula="of:=SUM(([.G3:.G3]-[.$R3:.$R3])^2)^0.5" office:value-type="float"/>
          <table:table-cell table:number-matrix-columns-spanned="1" table:number-matrix-rows-spanned="1" table:formula="of:=SUM(([.H3:.H3]-[.$S3:.$S3])^2)^0.5" office:value-type="float"/>
          <table:table-cell table:number-matrix-columns-spanned="1" table:number-matrix-rows-spanned="1" table:formula="of:=SUM(([.I3:.I3]-[.$T3:.$T3])^2)^0.5" office:value-type="float"/>
          <table:table-cell table:number-matrix-columns-spanned="1" table:number-matrix-rows-spanned="1" table:formula="of:=SUM(([.J3:.J3]-[.$U3:.$U3])^2)^0.5" office:value-type="float"/>
          <table:table-cell table:number-matrix-columns-spanned="1" table:number-matrix-rows-spanned="1" table:formula="of:=SUM(([.K3:.K3]-[.$V3:.$V3])^2)^0.5" office:value-type="float"/>
          <table:table-cell table:number-matrix-columns-spanned="1" table:number-matrix-rows-spanned="1" table:formula="of:=SUM(([.L3:.L3]-[.$W3:.$W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M3:.$M3])" office:value-type="float"/>
          <table:table-cell table:number-matrix-columns-spanned="1" table:number-matrix-rows-spanned="1" table:formula="of:=SUM([.C3:.C3]=[.$N3:.$N3])" office:value-type="float"/>
          <table:table-cell table:number-matrix-columns-spanned="1" table:number-matrix-rows-spanned="1" table:formula="of:=SUM([.D3:.D3]=[.$O3:.$O3])" office:value-type="float"/>
          <table:table-cell table:number-matrix-columns-spanned="1" table:number-matrix-rows-spanned="1" table:formula="of:=SUM([.E3:.E3]=[.$P3:.$P3])" office:value-type="float"/>
          <table:table-cell table:number-matrix-columns-spanned="1" table:number-matrix-rows-spanned="1" table:formula="of:=SUM([.F3:.F3]=[.$Q3:.$Q3])" office:value-type="float"/>
          <table:table-cell table:number-matrix-columns-spanned="1" table:number-matrix-rows-spanned="1" table:formula="of:=SUM([.G3:.G3]=[.$R3:.$R3])" office:value-type="float"/>
          <table:table-cell table:number-matrix-columns-spanned="1" table:number-matrix-rows-spanned="1" table:formula="of:=SUM([.H3:.H3]=[.$S3:.$S3])" office:value-type="float"/>
          <table:table-cell table:number-matrix-columns-spanned="1" table:number-matrix-rows-spanned="1" table:formula="of:=SUM([.I3:.I3]=[.$T3:.$T3])" office:value-type="float"/>
          <table:table-cell table:number-matrix-columns-spanned="1" table:number-matrix-rows-spanned="1" table:formula="of:=SUM([.J3:.J3]=[.$U3:.$U3])" office:value-type="float"/>
          <table:table-cell table:number-matrix-columns-spanned="1" table:number-matrix-rows-spanned="1" table:formula="of:=SUM([.K3:.K3]=[.$V3:.$V3])" office:value-type="float"/>
          <table:table-cell table:number-matrix-columns-spanned="1" table:number-matrix-rows-spanned="1" table:formula="of:=SUM([.L3:.L3]=[.$W3:.$W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X3:.$X3])" office:value-type="float"/>
          <table:table-cell table:number-matrix-columns-spanned="1" table:number-matrix-rows-spanned="1" table:formula="of:=SUM([.C3:.C3]&lt;[.$Y3:.$Y3])" office:value-type="float"/>
          <table:table-cell table:number-matrix-columns-spanned="1" table:number-matrix-rows-spanned="1" table:formula="of:=SUM([.D3:.D3]&lt;[.$Z3:.$Z3])" office:value-type="float"/>
          <table:table-cell table:number-matrix-columns-spanned="1" table:number-matrix-rows-spanned="1" table:formula="of:=SUM([.E3:.E3]&lt;[.$AA3:.$AA3])" office:value-type="float"/>
          <table:table-cell table:number-matrix-columns-spanned="1" table:number-matrix-rows-spanned="1" table:formula="of:=SUM([.F3:.F3]&lt;[.$AB3:.$AB3])" office:value-type="float"/>
          <table:table-cell table:number-matrix-columns-spanned="1" table:number-matrix-rows-spanned="1" table:formula="of:=SUM([.G3:.G3]&lt;[.$AC3:.$AC3])" office:value-type="float"/>
          <table:table-cell table:number-matrix-columns-spanned="1" table:number-matrix-rows-spanned="1" table:formula="of:=SUM([.H3:.H3]&lt;[.$AD3:.$AD3])" office:value-type="float"/>
          <table:table-cell table:number-matrix-columns-spanned="1" table:number-matrix-rows-spanned="1" table:formula="of:=SUM([.I3:.I3]&lt;[.$AE3:.$AE3])" office:value-type="float"/>
          <table:table-cell table:number-matrix-columns-spanned="1" table:number-matrix-rows-spanned="1" table:formula="of:=SUM([.J3:.J3]&lt;[.$AF3:.$AF3])" office:value-type="float"/>
          <table:table-cell table:number-matrix-columns-spanned="1" table:number-matrix-rows-spanned="1" table:formula="of:=SUM([.K3:.K3]&lt;[.$AG3:.$AG3])" office:value-type="float"/>
          <table:table-cell table:number-matrix-columns-spanned="1" table:number-matrix-rows-spanned="1" table:formula="of:=SUM([.L3:.L3]&lt;[.$AH3:.$AH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X3:.$X3])" office:value-type="float"/>
          <table:table-cell table:number-matrix-columns-spanned="1" table:number-matrix-rows-spanned="1" table:formula="of:=SUM([.C3:.C3]&gt;[.$Y3:.$Y3])" office:value-type="float"/>
          <table:table-cell table:number-matrix-columns-spanned="1" table:number-matrix-rows-spanned="1" table:formula="of:=SUM([.D3:.D3]&gt;[.$Z3:.$Z3])" office:value-type="float"/>
          <table:table-cell table:number-matrix-columns-spanned="1" table:number-matrix-rows-spanned="1" table:formula="of:=SUM([.E3:.E3]&gt;[.$AA3:.$AA3])" office:value-type="float"/>
          <table:table-cell table:number-matrix-columns-spanned="1" table:number-matrix-rows-spanned="1" table:formula="of:=SUM([.F3:.F3]&gt;[.$AB3:.$AB3])" office:value-type="float"/>
          <table:table-cell table:number-matrix-columns-spanned="1" table:number-matrix-rows-spanned="1" table:formula="of:=SUM([.G3:.G3]&gt;[.$AC3:.$AC3])" office:value-type="float"/>
          <table:table-cell table:number-matrix-columns-spanned="1" table:number-matrix-rows-spanned="1" table:formula="of:=SUM([.H3:.H3]&gt;[.$AD3:.$AD3])" office:value-type="float"/>
          <table:table-cell table:number-matrix-columns-spanned="1" table:number-matrix-rows-spanned="1" table:formula="of:=SUM([.I3:.I3]&gt;[.$AE3:.$AE3])" office:value-type="float"/>
          <table:table-cell table:number-matrix-columns-spanned="1" table:number-matrix-rows-spanned="1" table:formula="of:=SUM([.J3:.J3]&gt;[.$AF3:.$AF3])" office:value-type="float"/>
          <table:table-cell table:number-matrix-columns-spanned="1" table:number-matrix-rows-spanned="1" table:formula="of:=SUM([.K3:.K3]&gt;[.$AG3:.$AG3])" office:value-type="float"/>
          <table:table-cell table:number-matrix-columns-spanned="1" table:number-matrix-rows-spanned="1" table:formula="of:=SUM([.L3:.L3]&gt;[.$AH3:.$AH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I3:.$AI3])" office:value-type="float"/>
          <table:table-cell table:number-matrix-columns-spanned="1" table:number-matrix-rows-spanned="1" table:formula="of:=SUM([.C3:.C3]=[.$AJ3:.$AJ3])" office:value-type="float"/>
          <table:table-cell table:number-matrix-columns-spanned="1" table:number-matrix-rows-spanned="1" table:formula="of:=SUM([.D3:.D3]=[.$AK3:.$AK3])" office:value-type="float"/>
          <table:table-cell table:number-matrix-columns-spanned="1" table:number-matrix-rows-spanned="1" table:formula="of:=SUM([.E3:.E3]=[.$AL3:.$AL3])" office:value-type="float"/>
          <table:table-cell table:number-matrix-columns-spanned="1" table:number-matrix-rows-spanned="1" table:formula="of:=SUM([.F3:.F3]=[.$AM3:.$AM3])" office:value-type="float"/>
          <table:table-cell table:number-matrix-columns-spanned="1" table:number-matrix-rows-spanned="1" table:formula="of:=SUM([.G3:.G3]=[.$AN3:.$AN3])" office:value-type="float"/>
          <table:table-cell table:number-matrix-columns-spanned="1" table:number-matrix-rows-spanned="1" table:formula="of:=SUM([.H3:.H3]=[.$AO3:.$AO3])" office:value-type="float"/>
          <table:table-cell table:number-matrix-columns-spanned="1" table:number-matrix-rows-spanned="1" table:formula="of:=SUM([.I3:.I3]=[.$AP3:.$AP3])" office:value-type="float"/>
          <table:table-cell table:number-matrix-columns-spanned="1" table:number-matrix-rows-spanned="1" table:formula="of:=SUM([.J3:.J3]=[.$AQ3:.$AQ3])" office:value-type="float"/>
          <table:table-cell table:number-matrix-columns-spanned="1" table:number-matrix-rows-spanned="1" table:formula="of:=SUM([.K3:.K3]=[.$AR3:.$AR3])" office:value-type="float"/>
          <table:table-cell table:number-matrix-columns-spanned="1" table:number-matrix-rows-spanned="1" table:formula="of:=SUM([.L3:.L3]=[.$AS3:.$AS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